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60000003C49C7D4188A9F03C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2"/>
    <style:style style:name="P2" style:family="paragraph" style:parent-style-name="Heading_20_1" style:list-style-name="WWNum2">
      <style:paragraph-properties fo:margin-top="0.423cm" fo:margin-bottom="0.212cm" style:contextual-spacing="false"/>
    </style:style>
    <style:style style:name="P3" style:family="paragraph" style:parent-style-name="Heading_20_2" style:list-style-name="WWNum4">
      <style:paragraph-properties fo:margin-top="0.353cm" fo:margin-bottom="0.212cm" style:contextual-spacing="false"/>
    </style:style>
    <style:style style:name="P4" style:family="paragraph" style:parent-style-name="Standard">
      <style:paragraph-properties fo:margin-top="0.055cm" fo:margin-bottom="0cm" style:contextual-spacing="false" fo:text-align="end" style:justify-single-word="false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Text_20_body">
      <style:text-properties fo:font-style="italic" style:font-style-asian="italic" style:font-style-complex="italic"/>
    </style:style>
    <style:style style:name="P7" style:family="paragraph" style:parent-style-name="Text_20_body" style:list-style-name="WWNum5">
      <style:paragraph-properties fo:margin-top="0cm" fo:margin-bottom="0cm" style:contextual-spacing="false"/>
    </style:style>
    <style:style style:name="P8" style:family="paragraph" style:parent-style-name="Title" style:list-style-name="WWNum2" style:master-page-name="First_20_Page">
      <style:paragraph-properties fo:margin-top="0.423cm" fo:margin-bottom="0.212cm" style:contextual-spacing="false" style:page-number="auto"/>
    </style:style>
    <style:style style:name="P9" style:family="paragraph">
      <loext:graphic-properties draw:fill="solid" draw:fill-color="#d20000"/>
      <style:paragraph-properties fo:text-align="start"/>
      <style:text-properties fo:font-size="18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style:use-window-font-color="true" loext:opacity="0%" fo:font-weight="bold" style:font-weight-asian="bold" style:font-weight-complex="bold"/>
    </style:style>
    <style:style style:name="T4" style:family="text">
      <style:text-properties style:use-window-font-color="true" loext:opacity="0%" fo:font-weight="normal" style:font-weight-asian="normal" style:font-weight-complex="normal"/>
    </style:style>
    <style:style style:name="T5" style:family="text">
      <style:text-properties style:use-window-font-color="true" loext:opacity="0%" fo:font-size="11pt" fo:language="es" fo:country="ES" fo:font-style="italic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ffc000" draw:stroke-linejoin="miter" draw:fill="solid" draw:fill-color="#d20000" draw:textarea-vertical-align="top" draw:auto-grow-height="false" fo:min-height="0.757cm" fo:min-width="29.108cm" fo:padding-top="0.125cm" fo:padding-bottom="0.125cm" fo:padding-left="0.25cm" fo:padding-right="0.25cm" fo:wrap-option="wrap" fo:margin-left="0.019cm" fo:margin-right="0.016cm" fo:margin-top="0.018cm" fo:margin-bottom="0.018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22292866" text:style-name="WWNum2">
        <text:list-item>
          <text:p text:style-name="P8"><text:span text:style-name="T1">Control de flujo</text:span></text:p>
        </text:list-item>
        <text:list-item>
          <text:h text:style-name="P1" text:outline-level="1"><text:span text:style-name="T3">Condicionales II</text:span></text:h>
        </text:list-item>
      </text:list>
      <text:list xml:id="list2532356643" text:style-name="WWNum4">
        <text:list-item>
          <text:list>
            <text:list-item>
              <text:h text:style-name="P3" text:outline-level="2">If, else, elif</text:h>
            </text:list-item>
          </text:list>
        </text:list-item>
      </text:list>
      <text:p text:style-name="Text_20_body"><text:span text:style-name="T4">Ver opciones: </text:span><text:span text:style-name="Internet_20_link"><text:span text:style-name="T4">https://www.w3schools.com/python/python_conditions.asp</text:span></text:span></text:p>
      <text:list xml:id="list134160309968485" text:continue-numbering="true" text:style-name="WWNum4">
        <text:list-item>
          <text:list>
            <text:list-item>
              <text:h text:style-name="P3" text:outline-level="2">match</text:h>
            </text:list-item>
          </text:list>
        </text:list-item>
      </text:list>
      <text:p text:style-name="Text_20_body">Sustituye cadenas de if-else</text:p>
      <text:p text:style-name="Text_20_body"><text:span text:style-name="T4">Ver opciones: </text:span><text:span text:style-name="Internet_20_link"><text:span text:style-name="T4">https://programacionfacil.org/blog/el-condicional-switch-match-de-python/</text:span></text:span></text:p>
      <text:p text:style-name="P5"/>
      <text:list xml:id="list134160047881499" text:continue-list="list822292866" text:style-name="WWNum2">
        <text:list-item>
          <text:h text:style-name="P1" text:outline-level="1"><text:span text:style-name="T3">Bucles</text:span><text:span text:style-name="T2"> </text:span></text:h>
        </text:list-item>
      </text:list>
      <text:list xml:id="list134159703777123" text:continue-list="list134160309968485" text:style-name="WWNum4">
        <text:list-item>
          <text:list>
            <text:list-item>
              <text:h text:style-name="P3" text:outline-level="2">While</text:h>
            </text:list-item>
          </text:list>
        </text:list-item>
      </text:list>
      <text:p text:style-name="Text_20_body">While <text:span text:style-name="T6">condici</text:span><text:span text:style-name="T5">ó</text:span><text:span text:style-name="T6">n</text:span>:<text:line-break/><text:tab/><text:span text:style-name="T7">sentencias</text:span></text:p>
      <text:p text:style-name="Text_20_body">Ver opciones: <text:span text:style-name="Internet_20_link">https://www.w3schools.com/python/python_while_loops.asp</text:span></text:p>
      <text:list xml:id="list134159467378909" text:continue-numbering="true" text:style-name="WWNum4">
        <text:list-item>
          <text:list>
            <text:list-item>
              <text:h text:style-name="P3" text:outline-level="2">For</text:h>
            </text:list-item>
          </text:list>
        </text:list-item>
      </text:list>
      <text:p text:style-name="Text_20_body">For <text:span text:style-name="T6">variable</text:span> in <text:span text:style-name="T6">rango</text:span>:<text:line-break/><text:tab/><text:span text:style-name="T6">sentencias</text:span></text:p>
      <text:p text:style-name="Text_20_body"><text:span text:style-name="T6">Ver opciones: </text:span><text:span text:style-name="Internet_20_link"><text:span text:style-name="T6">https://www.w3schools.com/python/python_for_loops.asp</text:span></text:span></text:p>
      <text:p text:style-name="P6"/>
      <text:list xml:id="list134158758102360" text:continue-list="list134160047881499" text:style-name="WWNum2">
        <text:list-item>
          <text:h text:style-name="P2" text:outline-level="1">Concetos</text:h>
        </text:list-item>
      </text:list>
      <text:list xml:id="list2939641958" text:style-name="WWNum5">
        <text:list-item>
          <text:p text:style-name="P7">Random</text:p>
        </text:list-item>
        <text:list-item>
          <text:p text:style-name="P7">.isnumeric()</text:p>
        </text:list-item>
        <text:list-item>
          <text:p text:style-name="P7">range()</text:p>
        </text:list-item>
        <text:list-item>
          <text:p text:style-name="P7">exit()</text:p>
        </text:list-item>
        <text:list-item>
          <text:p text:style-name="P7">pass</text:p>
        </text:list-item>
        <text:list-item>
          <text:p text:style-name="P7">Bucles</text:p>
        </text:list-item>
        <text:list-item>
          <text:p text:style-name="P7">break</text:p>
        </text:list-item>
        <text:list-item>
          <text:p text:style-name="P7">continue</text:p>
        </text:list-item>
      </text:list>
      <text:p text:style-name="Text_20_body"/>
      <text:p text:style-name="P4"><text:span text:style-name="T8">Autor: Javier Guerra. Ver.1.0.0. Junio 2023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4" style:list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3" style:list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align="justify" style:justify-single-word="false" fo:text-indent="0cm" style:auto-text-indent="false"/>
      <style:text-properties style:font-name="Arial" fo:font-family="Arial" style:font-family-generic="roman" style:font-pitch="variable" fo:font-size="10.5pt" style:font-size-asian="10.5pt" style:font-name-complex="Arial1" style:font-family-complex="Arial" style:font-family-generic-complex="system" style:font-pitch-complex="variable" style:font-size-complex="10.5p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d20000"/>
      <style:paragraph-properties fo:text-align="start"/>
      <style:text-properties fo:font-size="1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35cm" svg:stroke-color="#ffc000" draw:stroke-linejoin="miter" draw:fill="solid" draw:fill-color="#d20000" draw:textarea-vertical-align="top" draw:auto-grow-height="false" fo:min-height="0.757cm" fo:min-width="29.108cm" fo:padding-top="0.125cm" fo:padding-bottom="0.125cm" fo:padding-left="0.25cm" fo:padding-right="0.25cm" fo:wrap-option="wrap" fo:margin-left="0.019cm" fo:margin-right="0.016cm" fo:margin-top="0.018cm" fo:margin-bottom="0.018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251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3cm" fo:margin-left="0cm" fo:margin-right="0cm" fo:margin-bottom="2.4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251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0" draw:name="Rectángulo 6" draw:style-name="Mgr1" draw:text-style-name="MP1" svg:width="29.608cm" svg:height="1.006cm" svg:x="-8.608cm" svg:y="-1.24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9" text:anchor-type="char" svg:x="-9.763cm" svg:y="-0.056cm" svg:width="5.239cm" svg:height="1.588cm" draw:z-index="0"><draw:image xlink:href="Pictures/10000000000000C60000003C49C7D4188A9F03C8.png" xlink:type="simple" xlink:show="embed" xlink:actuate="onLoad" draw:mime-type="image/png"/></draw:frame><draw:frame draw:style-name="Mfr1" draw:name="Imagen 8" text:anchor-type="char" svg:x="-2.143cm" svg:y="-0.083cm" svg:width="5.239cm" svg:height="1.588cm" draw:z-index="0"><draw:image xlink:href="Pictures/10000000000000C60000003C49C7D4188A9F03C8.png" xlink:type="simple" xlink:show="embed" xlink:actuate="onLoad" draw:mime-type="image/png"/></draw:frame>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02:56:11</meta:creation-date>
    <dc:language>es-ES</dc:language>
    <dc:date>2024-07-22T13:41:58.300640698</dc:date>
    <meta:editing-cycles>44</meta:editing-cycles>
    <meta:editing-duration>PT1H41M41S</meta:editing-duration>
    <meta:generator>LibreOffice/7.3.7.2$Linux_X86_64 LibreOffice_project/30$Build-2</meta:generator>
    <meta:document-statistic meta:table-count="0" meta:image-count="2" meta:object-count="0" meta:page-count="1" meta:paragraph-count="24" meta:word-count="59" meta:character-count="561" meta:non-whitespace-character-count="531"/>
    <meta:user-defined meta:name="AppVersion">15.0000</meta:user-defined>
    <meta:user-defined meta:name="Autor">Javier Guerra</meta:user-defined>
    <meta:template xlink:type="simple" xlink:actuate="onRequest" xlink:title="Normal" xlink:href=""/>
  </office:meta>
</office:document-meta>
</file>